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Roboto Mono" svg:font-family="'Roboto Mono'"/>
  </office:font-face-decls>
  <office:automatic-styles>
    <style:style style:name="P1" style:family="paragraph" style:parent-style-name="Standard">
      <style:text-properties officeooo:rsid="001d8098" officeooo:paragraph-rsid="001d809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UNTRIES API </text:p>
      <text:p text:style-name="P1"/>
      <text:p text:style-name="P1">TOOLS: Python, SQLAlchemy, FastAPI</text:p>
      <text:p text:style-name="P1"/>
      <text:p text:style-name="P1">DESCRIPTION:</text:p>
      <text:p text:style-name="P1"/>
      <text:p text:style-name="P1">API that allows you to retrieve demographic information on all countries</text:p>
      <text:p text:style-name="P1"/>
      <text:p text:style-name="P1">HOW DOES IT WORK?</text:p>
      <text:p text:style-name="P1"/>
      <text:p text:style-name="P1">The first step towards building an API is to have a database to access data from.</text:p>
      <text:p text:style-name="P1">For this project, I’ve created one gathering data from the World Bank and an API that allows to find the continent and region a country belongs to.</text:p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Roboto Mono" svg:font-family="'Roboto Mono'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05T18:09:30.485113369</meta:creation-date>
    <dc:date>2023-01-05T18:16:47.566547396</dc:date>
    <meta:editing-duration>PT7M19S</meta:editing-duration>
    <meta:editing-cycles>1</meta:editing-cycles>
    <meta:generator>LibreOffice/7.3.7.2$Linux_X86_64 LibreOffice_project/30$Build-2</meta:generator>
    <meta:document-statistic meta:table-count="0" meta:image-count="0" meta:object-count="0" meta:page-count="1" meta:paragraph-count="7" meta:word-count="65" meta:character-count="377" meta:non-whitespace-character-count="318"/>
  </office:meta>
</office:document-meta>
</file>